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5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2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.15cm" svg:x2="10cm" svg:y2="8.1cm">
          <text:p/>
        </draw:line>
        <draw:custom-shape draw:style-name="gr2" draw:text-style-name="P2" xml:id="id6" draw:id="id6" draw:layer="layout" svg:width="2.35cm" svg:height="0.7cm" svg:x="2.3cm" svg:y="5.45cm">
          <text:p text:style-name="P2"><text:span text:style-name="T1">Srv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0.55cm" svg:x="1.65cm" svg:y="1.4cm">
          <text:p text:style-name="P3"><text:span text:style-name="T2">Primary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cm" svg:height="0.55cm" svg:x="16cm" svg:y="1.4cm">
          <text:p text:style-name="P3"><text:span text:style-name="T2">Secondary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5cm" svg:height="0.85cm" svg:x="13.55cm" svg:y="3cm">
          <text:p text:style-name="P2"><text:span text:style-name="T3">Srv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9cm" svg:height="0.8cm" svg:x="2.3cm" svg:y="3cm">
          <text:p text:style-name="P2"><text:span text:style-name="T3">ClientSess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5.2cm" svg:y1="3.4cm" svg:x2="13.55cm" svg:y2="3.425cm" draw:start-shape="id1" draw:start-glue-point="1" draw:end-shape="id2" draw:end-glue-point="3" svg:d="M5200 3400c6262 0 2088 25 8350 25" svg:viewBox="0 0 8351 26">
          <text:p/>
        </draw:connector>
        <draw:custom-shape draw:style-name="gr5" draw:text-style-name="P4" draw:layer="layout" svg:width="6.7cm" svg:height="0.8cm" svg:x="6.25cm" svg:y="2.05cm">
          <text:p text:style-name="P4"><text:span text:style-name="T4">Requests to Create model and create Observer Px by given back srv addr and context</text:span></text:p>
          <draw:enhanced-geometry svg:viewBox="0 0 21600 21600" draw:mirror-horizontal="false" draw:type="line-callout-2" draw:modifiers="-1660.05073869572 35541.5730337079 -1772.86972093717 24404.4943820225 -802.62647366064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xml:id="id3" draw:id="id3" draw:layer="layout" svg:width="1.9cm" svg:height="0.65cm" svg:x="17cm" svg:y="3.15cm">
          <text:p text:style-name="P5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.2cm" svg:y1="3.425cm" svg:x2="17cm" svg:y2="3.475cm" draw:start-shape="id2" draw:start-glue-point="1" draw:end-shape="id3" draw:end-glue-point="3" svg:d="M16200 3425c600 0 200 50 800 50" svg:viewBox="0 0 801 51">
          <text:p/>
        </draw:connector>
        <draw:custom-shape draw:style-name="gr6" draw:text-style-name="P5" xml:id="id4" draw:id="id4" draw:layer="layout" svg:width="3.6cm" svg:height="0.65cm" svg:x="15.75cm" svg:y="5.45cm">
          <text:p text:style-name="P5"><text:span text:style-name="T3">Observer Prox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5cm" svg:y1="5.45cm" svg:x2="17.95cm" svg:y2="3.8cm" draw:start-shape="id4" draw:end-shape="id3" svg:d="M17550 5450c0-1237 400-413 400-1650" svg:viewBox="0 0 401 1651">
          <text:p/>
        </draw:connector>
        <draw:custom-shape draw:style-name="gr2" draw:text-style-name="P2" xml:id="id5" draw:id="id5" draw:layer="layout" svg:width="2.9cm" svg:height="0.7cm" svg:x="11.55cm" svg:y="5.45cm">
          <text:p text:style-name="P2"><text:span text:style-name="T3">ClientSess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75cm" svg:y1="5.775cm" svg:x2="14.45cm" svg:y2="5.8cm" draw:start-shape="id4" draw:start-glue-point="3" draw:end-shape="id5" draw:end-glue-point="1" svg:d="M15750 5775c-975 0-325 25-1300 25" svg:viewBox="0 0 1301 26">
          <text:p/>
        </draw:connector>
        <draw:custom-shape draw:style-name="gr6" draw:text-style-name="P5" xml:id="id7" draw:id="id7" draw:layer="layout" svg:width="2.15cm" svg:height="0.65cm" svg:x="2.45cm" svg:y="6.95cm">
          <text:p text:style-name="P5"><text:span text:style-name="T3">Observ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3.475cm" svg:y1="6.15cm" svg:x2="3.525cm" svg:y2="6.95cm" draw:start-shape="id6" draw:start-glue-point="2" draw:end-shape="id7" draw:end-glue-point="0" svg:d="M3475 6150c0 600 50 200 50 800" svg:viewBox="0 0 51 801">
          <text:p/>
        </draw:connector>
        <draw:connector draw:style-name="gr4" draw:text-style-name="P1" draw:layer="layout" draw:type="curve" svg:x1="11.55cm" svg:y1="5.8cm" svg:x2="4.65cm" svg:y2="5.8cm" draw:start-shape="id5" draw:start-glue-point="3" draw:end-shape="id6" draw:end-glue-point="1" svg:d="M11550 5800h-6900" svg:viewBox="0 0 6901 1">
          <text:p/>
        </draw:connector>
        <draw:connector draw:style-name="gr7" draw:text-style-name="P1" draw:layer="layout" draw:type="curve" svg:x1="14.875cm" svg:y1="3.85cm" svg:x2="17.55cm" svg:y2="5.45cm" draw:start-shape="id2" draw:start-glue-point="2" draw:end-shape="id4" svg:d="M14875 3850c0 1200 2675 400 2675 1600" svg:viewBox="0 0 2676 1601">
          <text:p/>
        </draw:connector>
        <draw:custom-shape draw:style-name="gr5" draw:text-style-name="P4" draw:layer="layout" svg:width="5.25cm" svg:height="0.8cm" svg:x="7.65cm" svg:y="4.05cm">
          <text:p text:style-name="P4"><text:span text:style-name="T4">Creates Observer Px and client session to the back server specified</text:span></text:p>
          <draw:enhanced-geometry svg:viewBox="0 0 21600 21600" draw:mirror-horizontal="true" draw:type="line-callout-2" draw:modifiers="-9465.16853932584 12728.0898876404 -2962.97570414964 14777.5280898876 -1032.48904970482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02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1:31:41.173382634</meta:creation-date>
    <dc:date>2016-04-08T15:15:09.140187337</dc:date>
    <meta:editing-duration>PT3H24M45S</meta:editing-duration>
    <meta:editing-cycles>6</meta:editing-cycles>
    <meta:generator>LibreOffice/4.2.8.2$Linux_X86_64 LibreOffice_project/420m0$Build-2</meta:generator>
    <meta:document-statistic meta:object-count="19"/>
  </office:meta>
</office:document-meta>
</file>